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9pt" officeooo:rsid="000757de" officeooo:paragraph-rsid="000757de" style:font-size-asian="9pt" style:font-size-complex="9pt"/>
    </style:style>
    <style:style style:name="P2" style:family="paragraph" style:parent-style-name="Heading_20_3">
      <style:text-properties fo:font-size="11pt" style:font-size-asian="11pt" style:font-size-complex="11pt"/>
    </style:style>
    <style:style style:name="P3" style:family="paragraph" style:parent-style-name="Heading_20_4">
      <style:text-properties fo:font-size="10pt" style:font-size-asian="10pt" style:font-size-complex="10pt"/>
    </style:style>
    <style:style style:name="P4" style:family="paragraph" style:parent-style-name="Standard">
      <style:text-properties style:font-name="Times New Roman" fo:font-size="9pt" officeooo:rsid="000757de" officeooo:paragraph-rsid="000757de" style:font-size-asian="9pt" style:font-size-complex="9pt"/>
    </style:style>
    <style:style style:name="P5" style:family="paragraph" style:parent-style-name="Standard">
      <style:text-properties style:font-name="Times New Roman" fo:font-size="9pt" officeooo:rsid="000757de" officeooo:paragraph-rsid="00081357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Vaja 7</text:h>
      <text:h text:style-name="P3" text:outline-level="4">Naloga 1:</text:h>
      <text:p text:style-name="P1">import java.util.Scanner;</text:p>
      <text:p text:style-name="P1">public class Vaja {</text:p>
      <text:p text:style-name="P1">public static void main(String [] args) {</text:p>
      <text:p text:style-name="P1"><text:s text:c="4"/>Scanner input = new Scanner(System.in);</text:p>
      <text:p text:style-name="P1"><text:s text:c="4"/>int num = Integer.valueOf(input.nextInt());</text:p>
      <text:p text:style-name="P1"><text:s text:c="4"/>int i = 0;</text:p>
      <text:p text:style-name="P1"><text:s text:c="8"/>while (i &lt; num){</text:p>
      <text:p text:style-name="P1"><text:s text:c="12"/>System.out.print(num);</text:p>
      <text:p text:style-name="P1"><text:s text:c="12"/>i++;</text:p>
      <text:p text:style-name="P1"><text:s text:c="8"/>}</text:p>
      <text:p text:style-name="P1"><text:s text:c="4"/>}</text:p>
      <text:p text:style-name="P1">}</text:p>
      <text:h text:style-name="P3" text:outline-level="4">Naloga 2</text:h>
      <text:p text:style-name="P1">import java.util.Scanner;</text:p>
      <text:p text:style-name="P1">public class Vaja {</text:p>
      <text:p text:style-name="P1">public static void main(String [] args) {</text:p>
      <text:p text:style-name="P1"><text:s text:c="4"/>Scanner input = new Scanner(System.in);</text:p>
      <text:p text:style-name="P1"><text:s text:c="4"/>int num = Integer.valueOf(input.nextInt());</text:p>
      <text:p text:style-name="P1"><text:s text:c="4"/>int i = 0;</text:p>
      <text:p text:style-name="P1"><text:s text:c="4"/>int j = 0;</text:p>
      <text:p text:style-name="P1"><text:s text:c="4"/>while (j &lt; num) {</text:p>
      <text:p text:style-name="P1"><text:s text:c="8"/>while (i &lt; num) {</text:p>
      <text:p text:style-name="P1"><text:s text:c="12"/>System.out.print(num);</text:p>
      <text:p text:style-name="P1"><text:s text:c="6"/><text:tab/> <text:s/>i++;</text:p>
      <text:p text:style-name="P1"><text:s text:c="5"/><text:tab/> }</text:p>
      <text:p text:style-name="P1"><text:s text:c="6"/><text:tab/> System.out.println("");</text:p>
      <text:p text:style-name="P1"><text:s text:c="7"/><text:tab/> j++;</text:p>
      <text:p text:style-name="P1"><text:s text:c="7"/><text:tab/> i = 0;</text:p>
      <text:p text:style-name="P1"><text:s text:c="8"/>}</text:p>
      <text:p text:style-name="P1"><text:s text:c="4"/>}</text:p>
      <text:p text:style-name="P1">}</text:p>
      <text:h text:style-name="P3" text:outline-level="4">Naloga 3</text:h>
      <text:p text:style-name="P1">import java.util.Scanner;</text:p>
      <text:p text:style-name="P1">public class Vaja {</text:p>
      <text:p text:style-name="P1"><text:s text:c="4"/>public static void main(String [] args) {</text:p>
      <text:p text:style-name="P1"><text:s text:c="4"/>Scanner input = new Scanner(System.in);</text:p>
      <text:p text:style-name="P1"><text:s text:c="4"/>int num = Integer.valueOf(input.nextInt());</text:p>
      <text:p text:style-name="P1"><text:s text:c="4"/>int i = 0;</text:p>
      <text:p text:style-name="P1"><text:s text:c="4"/>int j = 0;</text:p>
      <text:p text:style-name="P1"><text:s text:c="8"/>while (j &lt; num-1){</text:p>
      <text:p text:style-name="P1"><text:s text:c="12"/>int temp = num-j;</text:p>
      <text:p text:style-name="P1"><text:s text:c="12"/>while (i &lt; num-j) {</text:p>
      <text:p text:style-name="P1"><text:s text:c="16"/>System.out.print(temp);</text:p>
      <text:p text:style-name="P1"><text:s text:c="16"/>temp--;</text:p>
      <text:p text:style-name="P1"><text:s text:c="16"/>i++;</text:p>
      <text:p text:style-name="P1"><text:s text:c="12"/>}</text:p>
      <text:p text:style-name="P1"><text:s text:c="12"/>System.out.println("");</text:p>
      <text:p text:style-name="P1"><text:s text:c="12"/>j++;</text:p>
      <text:p text:style-name="P1"><text:s text:c="12"/>i = 0;</text:p>
      <text:p text:style-name="P1"><text:s text:c="12"/>int k = 0;</text:p>
      <text:p text:style-name="P1"><text:s text:c="12"/>while(k != j){</text:p>
      <text:p text:style-name="P1"><text:s text:c="16"/>System.out.print(" ");</text:p>
      <text:p text:style-name="P1"><text:s text:c="16"/>k++;</text:p>
      <text:p text:style-name="P1"><text:s text:c="12"/>}</text:p>
      <text:p text:style-name="P1"><text:s text:c="8"/>}</text:p>
      <text:p text:style-name="P1"><text:s text:c="4"/>}</text:p>
      <text:p text:style-name="P1">}</text:p>
      <text:h text:style-name="P3" text:outline-level="4"><text:soft-page-break/>Naloga 4</text:h>
      <text:p text:style-name="P1">import java.util.Scanner;</text:p>
      <text:p text:style-name="P1">public class Vaja {</text:p>
      <text:p text:style-name="P1"><text:s text:c="4"/>public static void main(String[] args) {</text:p>
      <text:p text:style-name="P1"><text:s text:c="8"/>Scanner input = new Scanner(System.in);</text:p>
      <text:p text:style-name="P1"><text:s text:c="8"/>int num = Integer.valueOf(input.nextInt());</text:p>
      <text:p text:style-name="P1"><text:s text:c="8"/>String number = Integer.toString(num);</text:p>
      <text:p text:style-name="P1"><text:s text:c="8"/>char[] charArray = number.toCharArray();</text:p>
      <text:p text:style-name="P1"><text:s text:c="8"/>int i = 0;</text:p>
      <text:p text:style-name="P1"><text:s text:c="8"/>int j = charArray.length;</text:p>
      <text:p text:style-name="P1"><text:s text:c="8"/>while (i != j){</text:p>
      <text:p text:style-name="P1"><text:s text:c="12"/>System.out.println(charArray[i]);</text:p>
      <text:p text:style-name="P1"><text:s text:c="12"/>i++;</text:p>
      <text:p text:style-name="P1"><text:s text:c="8"/>}</text:p>
      <text:p text:style-name="P1"><text:s text:c="4"/>}</text:p>
      <text:p text:style-name="P1">}</text:p>
      <text:h text:style-name="P3" text:outline-level="4">Naloga 5.1</text:h>
      <text:p text:style-name="P1">import java.util.Scanner;</text:p>
      <text:p text:style-name="P1">public class Vaja {</text:p>
      <text:p text:style-name="P1"><text:s text:c="4"/>public static void main(String [] args) {</text:p>
      <text:p text:style-name="P1"><text:s text:c="8"/>Scanner input = new Scanner(System.in);</text:p>
      <text:p text:style-name="P1"><text:s text:c="8"/>int num = Integer.valueOf(input.nextInt());</text:p>
      <text:p text:style-name="P1"><text:s text:c="8"/>int i = 0;</text:p>
      <text:p text:style-name="P1"><text:s text:c="8"/>do {</text:p>
      <text:p text:style-name="P1"><text:s text:c="12"/>System.out.print(num);</text:p>
      <text:p text:style-name="P1"><text:s text:c="12"/>i++;</text:p>
      <text:p text:style-name="P1"><text:s text:c="8"/>}while(i &lt; num);</text:p>
      <text:p text:style-name="P1"><text:s text:c="4"/>}</text:p>
      <text:p text:style-name="P1">}</text:p>
      <text:h text:style-name="P3" text:outline-level="4">Naloga 5.2</text:h>
      <text:p text:style-name="P1">import java.util.Scanner;</text:p>
      <text:p text:style-name="P1">public class Vaja {</text:p>
      <text:p text:style-name="P1"><text:s text:c="4"/>public static void main(String [] args) {</text:p>
      <text:p text:style-name="P1"><text:s text:c="8"/>Scanner input = new Scanner(System.in);</text:p>
      <text:p text:style-name="P1"><text:s text:c="8"/>int num = Integer.valueOf(input.nextInt());</text:p>
      <text:p text:style-name="P1"><text:s text:c="8"/>int i = 0;</text:p>
      <text:p text:style-name="P1"><text:s text:c="8"/>int j = 0;</text:p>
      <text:p text:style-name="P1"><text:s text:c="8"/>do{</text:p>
      <text:p text:style-name="P1"><text:s text:c="12"/>do{</text:p>
      <text:p text:style-name="P1"><text:s text:c="16"/>System.out.print(num);</text:p>
      <text:p text:style-name="P1"><text:s text:c="16"/>i++;</text:p>
      <text:p text:style-name="P1"><text:s text:c="12"/>}while(i &lt; num);</text:p>
      <text:p text:style-name="P1"><text:s text:c="12"/>System.out.println("");</text:p>
      <text:p text:style-name="P1"><text:s text:c="12"/>j++;</text:p>
      <text:p text:style-name="P1"><text:s text:c="12"/>i = 0;</text:p>
      <text:p text:style-name="P1"><text:s text:c="8"/>}while(j &lt; num);</text:p>
      <text:p text:style-name="P1"><text:s text:c="4"/>}</text:p>
      <text:p text:style-name="P1">}</text:p>
      <text:h text:style-name="P3" text:outline-level="4">Naloga 5.3</text:h>
      <text:p text:style-name="P1">import java.util.Scanner;</text:p>
      <text:p text:style-name="P1">public class Vaja {</text:p>
      <text:p text:style-name="P1"><text:s text:c="4"/>public static void main(String [] args) {</text:p>
      <text:p text:style-name="P1"><text:s text:c="8"/>Scanner input = new Scanner(System.in);</text:p>
      <text:p text:style-name="P1"><text:s text:c="8"/>int num = Integer.valueOf(input.nextInt());</text:p>
      <text:p text:style-name="P1"><text:s text:c="8"/>int i = 0;</text:p>
      <text:p text:style-name="P1"><text:s text:c="8"/>int j = 0;</text:p>
      <text:p text:style-name="P1"><text:s text:c="8"/>do{</text:p>
      <text:p text:style-name="P1"><text:s text:c="12"/>int temp = num-j;</text:p>
      <text:p text:style-name="P1"><text:s text:c="12"/>do{</text:p>
      <text:p text:style-name="P1"><text:s text:c="16"/>System.out.print(temp);</text:p>
      <text:p text:style-name="P1"><text:s text:c="16"/>temp--;</text:p>
      <text:p text:style-name="P1"><text:soft-page-break/><text:s text:c="16"/>i++;</text:p>
      <text:p text:style-name="P1"><text:s text:c="12"/>}while (i &lt; num-j);</text:p>
      <text:p text:style-name="P1"><text:s text:c="12"/>System.out.println("");</text:p>
      <text:p text:style-name="P1"><text:s text:c="12"/>j++;</text:p>
      <text:p text:style-name="P1"><text:s text:c="12"/>i = 0;</text:p>
      <text:p text:style-name="P1"><text:s text:c="12"/>int k = 0;</text:p>
      <text:p text:style-name="P1"><text:s text:c="12"/>do{</text:p>
      <text:p text:style-name="P1"><text:s text:c="16"/>System.out.print(" ");</text:p>
      <text:p text:style-name="P1"><text:s text:c="16"/>k++;</text:p>
      <text:p text:style-name="P1"><text:s text:c="12"/>}while(k != j);</text:p>
      <text:p text:style-name="P1"><text:s text:c="8"/>}while (j &lt; num-1);</text:p>
      <text:p text:style-name="P1"><text:s text:c="4"/>}</text:p>
      <text:p text:style-name="P1">}</text:p>
      <text:h text:style-name="P3" text:outline-level="4">Naloga 5.4</text:h>
      <text:p text:style-name="P1">import java.util.Scanner;</text:p>
      <text:p text:style-name="P1">public class Vaja {</text:p>
      <text:p text:style-name="P1"><text:s text:c="4"/>public static void main(String[] args) {</text:p>
      <text:p text:style-name="P1"><text:s text:c="8"/>Scanner input = new Scanner(System.in);</text:p>
      <text:p text:style-name="P1"><text:s text:c="8"/>int num = Integer.valueOf(input.nextInt());</text:p>
      <text:p text:style-name="P1"><text:s text:c="8"/>String number = Integer.toString(num);</text:p>
      <text:p text:style-name="P1"><text:s text:c="8"/>char[] charArray = number.toCharArray();</text:p>
      <text:p text:style-name="P1"><text:s text:c="8"/>int i = 0;</text:p>
      <text:p text:style-name="P1"><text:s text:c="8"/>int j = charArray.length;</text:p>
      <text:p text:style-name="P1"><text:s text:c="8"/>do {</text:p>
      <text:p text:style-name="P1"><text:s text:c="12"/>System.out.println(charArray[i]);</text:p>
      <text:p text:style-name="P1"><text:s text:c="12"/>i++;</text:p>
      <text:p text:style-name="P1"><text:s text:c="8"/>} while (i != j);</text:p>
      <text:p text:style-name="P1"><text:s text:c="4"/>}</text:p>
      <text:p text:style-name="P1">}</text:p>
      <text:h text:style-name="P3" text:outline-level="4">Naloga 6.1</text:h>
      <text:p text:style-name="P1">import java.util.Scanner;</text:p>
      <text:p text:style-name="P1">public class Vaja {</text:p>
      <text:p text:style-name="P1"><text:s text:c="4"/>public static void main(String [] args) {</text:p>
      <text:p text:style-name="P1"><text:s text:c="8"/>Scanner input = new Scanner(System.in);</text:p>
      <text:p text:style-name="P1"><text:s text:c="8"/>int num = Integer.valueOf(input.nextInt());</text:p>
      <text:p text:style-name="P1"><text:s text:c="8"/>for(int i = 0; i &lt; num; i++){</text:p>
      <text:p text:style-name="P1"><text:s text:c="12"/>System.out.print(num);</text:p>
      <text:p text:style-name="P1"><text:s text:c="8"/>}</text:p>
      <text:p text:style-name="P1"><text:s text:c="4"/>}</text:p>
      <text:p text:style-name="P1">}</text:p>
      <text:h text:style-name="P3" text:outline-level="4">Naloga 6.2</text:h>
      <text:p text:style-name="P1">import java.util.Scanner;</text:p>
      <text:p text:style-name="P1">public class Vaja {</text:p>
      <text:p text:style-name="P1"><text:s text:c="4"/>public static void main(String [] args) {</text:p>
      <text:p text:style-name="P1"><text:s text:c="8"/>Scanner input = new Scanner(System.in);</text:p>
      <text:p text:style-name="P1"><text:s text:c="8"/>int num = Integer.valueOf(input.nextInt());</text:p>
      <text:p text:style-name="P1"><text:s text:c="8"/>int i;</text:p>
      <text:p text:style-name="P1"><text:s text:c="8"/>for (int j = 0; j &lt; num; j++) {</text:p>
      <text:p text:style-name="P1"><text:s text:c="12"/>for (i = 0; i &lt; num; i++) {</text:p>
      <text:p text:style-name="P1"><text:s text:c="16"/>System.out.print(num);</text:p>
      <text:p text:style-name="P1"><text:s text:c="12"/>}</text:p>
      <text:p text:style-name="P1"><text:s text:c="12"/>System.out.println("");</text:p>
      <text:p text:style-name="P1"><text:s text:c="12"/>i = 0;</text:p>
      <text:p text:style-name="P1"><text:s text:c="8"/>}</text:p>
      <text:p text:style-name="P1"><text:s text:c="4"/>}</text:p>
      <text:p text:style-name="P1">}</text:p>
      <text:h text:style-name="P3" text:outline-level="4">Naloga 6.3</text:h>
      <text:p text:style-name="P1">import java.util.Scanner;</text:p>
      <text:p text:style-name="P1">public class Vaja {</text:p>
      <text:p text:style-name="P1"><text:s text:c="4"/>public static void main(String [] args) {</text:p>
      <text:p text:style-name="P1"><text:soft-page-break/><text:s text:c="8"/>Scanner input = new Scanner(System.in);</text:p>
      <text:p text:style-name="P1"><text:s text:c="8"/>int num = Integer.valueOf(input.nextInt());</text:p>
      <text:p text:style-name="P1"><text:s text:c="8"/>for (int j = 0; j &lt; num-1;){</text:p>
      <text:p text:style-name="P1"><text:s text:c="12"/>int temp = num-j;</text:p>
      <text:p text:style-name="P1"><text:s text:c="12"/>for (int i = 0; i &lt; num-j; i++) {</text:p>
      <text:p text:style-name="P1"><text:s text:c="16"/>System.out.print(temp);</text:p>
      <text:p text:style-name="P1"><text:s text:c="16"/>temp--;</text:p>
      <text:p text:style-name="P1"><text:s text:c="12"/>}</text:p>
      <text:p text:style-name="P1"><text:s text:c="12"/>System.out.println("");</text:p>
      <text:p text:style-name="P1"><text:s text:c="12"/>j++;</text:p>
      <text:p text:style-name="P1"><text:s text:c="12"/>for(int k = 0; k != j; k++){</text:p>
      <text:p text:style-name="P1"><text:s text:c="16"/>System.out.print(" ");</text:p>
      <text:p text:style-name="P1"><text:s text:c="12"/>}</text:p>
      <text:p text:style-name="P1"><text:s text:c="8"/>}</text:p>
      <text:p text:style-name="P1"><text:s text:c="4"/>}</text:p>
      <text:p text:style-name="P1">}</text:p>
      <text:h text:style-name="P3" text:outline-level="4">Naloga 6.4</text:h>
      <text:p text:style-name="P1">import java.util.Scanner;</text:p>
      <text:p text:style-name="P1">public class Vaja {</text:p>
      <text:p text:style-name="P1"><text:s text:c="4"/>public static void main(String[] args) {</text:p>
      <text:p text:style-name="P1"><text:s text:c="8"/>Scanner input = new Scanner(System.in);</text:p>
      <text:p text:style-name="P1"><text:s text:c="8"/>int num = Integer.valueOf(input.nextInt());</text:p>
      <text:p text:style-name="P1"><text:s text:c="8"/>String number = Integer.toString(num);</text:p>
      <text:p text:style-name="P1"><text:s text:c="8"/>char[] charArray = number.toCharArray();</text:p>
      <text:p text:style-name="P1"><text:s text:c="8"/>for (int i = 0; i != charArray.length; i++){</text:p>
      <text:p text:style-name="P1"><text:s text:c="12"/>System.out.println(charArray[i]);</text:p>
      <text:p text:style-name="P1"><text:s text:c="8"/>}</text:p>
      <text:p text:style-name="P1"><text:s text:c="4"/>}</text:p>
      <text:p text:style-name="P1">}</text:p>
      <text:h text:style-name="P3" text:outline-level="4">Naloga 13</text:h>
      <text:p text:style-name="P5">public class Vaja {</text:p>
      <text:p text:style-name="P1"><text:s text:c="4"/>public static void main(String[] args) {</text:p>
      <text:p text:style-name="P1"><text:s text:c="8"/>final int n = Integer.parseInt(args[0]);</text:p>
      <text:p text:style-name="P1"/>
      <text:p text:style-name="P1"><text:s text:c="8"/>for (int i = 0; i &lt; n; i++) {</text:p>
      <text:p text:style-name="P1"><text:s text:c="12"/>for (int k = n-i; k != 0; k--) {</text:p>
      <text:p text:style-name="P1"><text:s text:c="16"/>System.out.print(" <text:s/>");</text:p>
      <text:p text:style-name="P1"><text:s text:c="12"/>}</text:p>
      <text:p text:style-name="P1"><text:s text:c="12"/>for (int j = i; j &gt;= 0; j--) {</text:p>
      <text:p text:style-name="P1"><text:s text:c="16"/>System.out.print(j + " ");</text:p>
      <text:p text:style-name="P1"><text:s text:c="12"/>}</text:p>
      <text:p text:style-name="P1"><text:s text:c="12"/>System.out.print("\n");</text:p>
      <text:p text:style-name="P1"/>
      <text:p text:style-name="P1"><text:s text:c="8"/>}</text:p>
      <text:p text:style-name="P1"><text:s text:c="4"/>}</text:p>
      <text:p text:style-name="P1">}</text:p>
      <text:h text:style-name="P3" text:outline-level="4">Naloga 14</text:h>
      <text:p text:style-name="P5">public class Vaja {</text:p>
      <text:p text:style-name="P1"><text:s text:c="4"/>public static void main(String[] args) {</text:p>
      <text:p text:style-name="P1"><text:s text:c="8"/>final int n = Integer.parseInt(args[0]);</text:p>
      <text:p text:style-name="P1"/>
      <text:p text:style-name="P1"><text:s text:c="8"/>for (int i = 0; i &lt;= n; ++i) {</text:p>
      <text:p text:style-name="P1"><text:s text:c="12"/>for (int j = 0; j &lt; i; j++) {</text:p>
      <text:p text:style-name="P1"><text:s text:c="16"/>System.out.print(j + " ");</text:p>
      <text:p text:style-name="P1"><text:s text:c="12"/>}</text:p>
      <text:p text:style-name="P1"><text:s text:c="12"/>for (int k = n-i; k != 0; k--) {</text:p>
      <text:p text:style-name="P1"><text:s text:c="16"/>System.out.print(" <text:s/>");</text:p>
      <text:p text:style-name="P1"><text:s text:c="12"/>}</text:p>
      <text:p text:style-name="P1"><text:s text:c="12"/>System.out.print("\n");</text:p>
      <text:p text:style-name="P1"><text:s text:c="8"/>}</text:p>
      <text:p text:style-name="P1"><text:s text:c="4"/>}</text:p>
      <text:p text:style-name="P1"><text:soft-page-break/>}</text:p>
      <text:h text:style-name="P3" text:outline-level="4">Naloga 15</text:h>
      <text:p text:style-name="P5">public class Vaja {</text:p>
      <text:p text:style-name="P1"><text:s text:c="4"/>public static void main(String[] args) {</text:p>
      <text:p text:style-name="P1"><text:s text:c="8"/>final int n = Integer.parseInt(args[0]);</text:p>
      <text:p text:style-name="P1"/>
      <text:p text:style-name="P1"><text:s text:c="8"/>for (int i = 0; i &lt; n; ++i) {</text:p>
      <text:p text:style-name="P1"><text:s text:c="12"/>for (int k = n-i; k != 0; k--) {</text:p>
      <text:p text:style-name="P1"><text:s text:c="16"/>System.out.print(" <text:s/>");</text:p>
      <text:p text:style-name="P1"><text:s text:c="12"/>}</text:p>
      <text:p text:style-name="P1"><text:s text:c="12"/>for (int j = i; j &gt;= 0; j--) {</text:p>
      <text:p text:style-name="P1"><text:s text:c="16"/>System.out.print(j + " ");</text:p>
      <text:p text:style-name="P1"><text:s text:c="12"/>}</text:p>
      <text:p text:style-name="P1"><text:s text:c="12"/>for (int j = 0; j &lt;= i; j++) {</text:p>
      <text:p text:style-name="P1"><text:s text:c="16"/>System.out.print(j + " ");</text:p>
      <text:p text:style-name="P1"><text:s text:c="12"/>}</text:p>
      <text:p text:style-name="P1"><text:s text:c="12"/>for (int k = n-i; k != 0; k--) {</text:p>
      <text:p text:style-name="P1"><text:s text:c="16"/>System.out.print(" <text:s/>");</text:p>
      <text:p text:style-name="P1"><text:s text:c="12"/>}</text:p>
      <text:p text:style-name="P1"/>
      <text:p text:style-name="P1"><text:s text:c="12"/>System.out.print("\n");</text:p>
      <text:p text:style-name="P1"><text:s text:c="8"/>}</text:p>
      <text:p text:style-name="P1"><text:s text:c="8"/>for (int i = n-1; i &gt;= 0; --i) {</text:p>
      <text:p text:style-name="P1"><text:s text:c="12"/>for (int k = n-i; k != 0; k--) {</text:p>
      <text:p text:style-name="P1"><text:s text:c="16"/>System.out.print(" <text:s/>");</text:p>
      <text:p text:style-name="P1"><text:s text:c="12"/>}</text:p>
      <text:p text:style-name="P1"><text:s text:c="12"/>for (int j = i; j &gt;= 0; j--) {</text:p>
      <text:p text:style-name="P1"><text:s text:c="16"/>System.out.print(j + " ");</text:p>
      <text:p text:style-name="P1"><text:s text:c="12"/>}</text:p>
      <text:p text:style-name="P1"><text:s text:c="12"/>for (int j = 0; j &lt;= i; j++) {</text:p>
      <text:p text:style-name="P1"><text:s text:c="16"/>System.out.print(j + " ");</text:p>
      <text:p text:style-name="P1"><text:s text:c="12"/>}</text:p>
      <text:p text:style-name="P1"><text:s text:c="12"/>for (int k = n-i; k != 0; k--) {</text:p>
      <text:p text:style-name="P1"><text:s text:c="16"/>System.out.print(" <text:s/>");</text:p>
      <text:p text:style-name="P1"><text:s text:c="12"/>}</text:p>
      <text:p text:style-name="P1"/>
      <text:p text:style-name="P1"><text:s text:c="12"/>System.out.print("\n");</text:p>
      <text:p text:style-name="P1"><text:s text:c="8"/>}</text:p>
      <text:p text:style-name="P1"><text:s text:c="4"/>}</text:p>
      <text:p text:style-name="P1">}</text:p>
      <text:h text:style-name="P3" text:outline-level="4">Naloga 16</text:h>
      <text:p text:style-name="P5">public class Vaja {</text:p>
      <text:p text:style-name="P1"><text:s text:c="4"/>public static void main(String[] args) {</text:p>
      <text:p text:style-name="P1"><text:s text:c="8"/>final int n = Integer.parseInt(args[0]);</text:p>
      <text:p text:style-name="P1"/>
      <text:p text:style-name="P1"><text:s text:c="8"/>for (int i = 0; i &lt; n; ++i) {</text:p>
      <text:p text:style-name="P1"><text:s text:c="12"/>for (int k = n-i; k != 0; k--) {</text:p>
      <text:p text:style-name="P1"><text:s text:c="16"/>System.out.print(" <text:s/>");</text:p>
      <text:p text:style-name="P1"><text:s text:c="12"/>}</text:p>
      <text:p text:style-name="P1"><text:s text:c="12"/>for (int j = i; j &gt;= 0; j--) {</text:p>
      <text:p text:style-name="P1"><text:s text:c="16"/>System.out.print(j + " ");</text:p>
      <text:p text:style-name="P1"><text:s text:c="12"/>}</text:p>
      <text:p text:style-name="P1"><text:s text:c="12"/>for (int j = 1; j &lt;= i; j++) {</text:p>
      <text:p text:style-name="P1"><text:s text:c="16"/>System.out.print(j + " ");</text:p>
      <text:p text:style-name="P1"><text:s text:c="12"/>}</text:p>
      <text:p text:style-name="P1"><text:s text:c="12"/>for (int k = n-i; k != 0; k--) {</text:p>
      <text:p text:style-name="P1"><text:s text:c="16"/>System.out.print(" <text:s/>");</text:p>
      <text:p text:style-name="P1"><text:s text:c="12"/>}</text:p>
      <text:p text:style-name="P1"/>
      <text:p text:style-name="P1"><text:s text:c="12"/>System.out.print("\n");</text:p>
      <text:p text:style-name="P1"><text:s text:c="8"/>}</text:p>
      <text:p text:style-name="P1"><text:s text:c="8"/>for (int i = n-2; i &gt;= 0; --i) {</text:p>
      <text:p text:style-name="P1"><text:s text:c="12"/>for (int k = n-i; k != 0; k--) {</text:p>
      <text:p text:style-name="P1"><text:soft-page-break/><text:s text:c="16"/>System.out.print(" <text:s/>");</text:p>
      <text:p text:style-name="P1"><text:s text:c="12"/>}</text:p>
      <text:p text:style-name="P1"><text:s text:c="12"/>for (int j = i; j &gt;= 0; j--) {</text:p>
      <text:p text:style-name="P1"><text:s text:c="16"/>System.out.print(j + " ");</text:p>
      <text:p text:style-name="P1"><text:s text:c="12"/>}</text:p>
      <text:p text:style-name="P1"><text:s text:c="12"/>for (int j = 1; j &lt;= i; j++) {</text:p>
      <text:p text:style-name="P1"><text:s text:c="16"/>System.out.print(j + " ");</text:p>
      <text:p text:style-name="P1"><text:s text:c="12"/>}</text:p>
      <text:p text:style-name="P1"><text:s text:c="12"/>for (int k = n-i; k != 0; k--) {</text:p>
      <text:p text:style-name="P1"><text:s text:c="16"/>System.out.print(" <text:s/>");</text:p>
      <text:p text:style-name="P1"><text:s text:c="12"/>}</text:p>
      <text:p text:style-name="P1"/>
      <text:p text:style-name="P1"><text:s text:c="12"/>System.out.print("\n");</text:p>
      <text:p text:style-name="P1"><text:s text:c="8"/>}</text:p>
      <text:p text:style-name="P1"><text:s text:c="4"/>}</text:p>
      <text:p text:style-name="P1">}</text:p>
      <text:h text:style-name="P3" text:outline-level="4">Naloga 17</text:h>
      <text:p text:style-name="P5">public class Vaja {</text:p>
      <text:p text:style-name="P1"><text:s text:c="4"/>public static void main(String[] args) {</text:p>
      <text:p text:style-name="P1"><text:s text:c="8"/>final int n = Integer.parseInt(args[0]);</text:p>
      <text:p text:style-name="P1"/>
      <text:p text:style-name="P1"><text:s text:c="8"/>for (int i = 0; i &lt; n; ++i) {</text:p>
      <text:p text:style-name="P1"><text:s text:c="12"/>for (int k = n-i; k != 0; k--) {</text:p>
      <text:p text:style-name="P1"><text:s text:c="16"/>System.out.print(" <text:s/>");</text:p>
      <text:p text:style-name="P1"><text:s text:c="12"/>}</text:p>
      <text:p text:style-name="P1"><text:s text:c="12"/>System.out.print(i);</text:p>
      <text:p text:style-name="P1"><text:s text:c="12"/>for (int k = i*2; k != 0; k--) {</text:p>
      <text:p text:style-name="P1"><text:s text:c="16"/>System.out.print(" <text:s/>");</text:p>
      <text:p text:style-name="P1"><text:s text:c="12"/>}</text:p>
      <text:p text:style-name="P1"><text:s text:c="12"/>if (i != 0) System.out.print(i);</text:p>
      <text:p text:style-name="P1"/>
      <text:p text:style-name="P1"><text:s text:c="12"/>System.out.print("\n");</text:p>
      <text:p text:style-name="P1"><text:s text:c="8"/>}</text:p>
      <text:p text:style-name="P1"><text:s text:c="8"/>for (int i = n-2; i &gt;= 0; --i) {</text:p>
      <text:p text:style-name="P1"><text:s text:c="12"/>for (int k = n - i; k != 0; k--) {</text:p>
      <text:p text:style-name="P1"><text:s text:c="16"/>System.out.print(" <text:s/>");</text:p>
      <text:p text:style-name="P1"><text:s text:c="12"/>}</text:p>
      <text:p text:style-name="P1"><text:s text:c="12"/>System.out.print(i);</text:p>
      <text:p text:style-name="P1"><text:s text:c="12"/>for (int k = i * 2; k != 0; k--) {</text:p>
      <text:p text:style-name="P1"><text:s text:c="16"/>System.out.print(" <text:s/>");</text:p>
      <text:p text:style-name="P1"><text:s text:c="12"/>}</text:p>
      <text:p text:style-name="P1"><text:s text:c="12"/>if (i != 0) System.out.print(i);</text:p>
      <text:p text:style-name="P1"/>
      <text:p text:style-name="P1"><text:s text:c="12"/>System.out.print("\n");</text:p>
      <text:p text:style-name="P1"/>
      <text:p text:style-name="P1"><text:s text:c="8"/>}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0T13:05:27.157000000</meta:creation-date>
    <dc:date>2022-11-10T14:52:30.400000000</dc:date>
    <meta:editing-duration>PT1H14M50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6" meta:paragraph-count="339" meta:word-count="1174" meta:character-count="8926" meta:non-whitespace-character-count="5352"/>
  </office:meta>
</office:document-meta>
</file>